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3.9mm" table:align="margins" style:shadow="#00ff00 1.99mm 1.99mm"/>
    </style:style>
    <style:style style:name="Table2.A" style:family="table-column">
      <style:table-column-properties style:column-width="173.9mm" style:rel-column-width="65535*"/>
    </style:style>
    <style:style style:name="Table2.A1" style:family="table-cell">
      <style:table-cell-properties fo:background-color="transparent" fo:padding="0.97mm" fo:border="0.8pt solid #000000">
        <style:background-image/>
      </style:table-cell-properties>
    </style:style>
    <style:style style:name="Table3" style:family="table">
      <style:table-properties style:width="173.9mm" table:align="margins" style:shadow="#ff0000 1.99mm 1.99mm"/>
    </style:style>
    <style:style style:name="Table3.A" style:family="table-column">
      <style:table-column-properties style:column-width="173.9mm" style:rel-column-width="65535*"/>
    </style:style>
    <style:style style:name="Table3.A1" style:family="table-cell">
      <style:table-cell-properties fo:padding="0.97mm" fo:border="0.8pt solid #000000"/>
    </style:style>
    <style:style style:name="P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</style:style>
    <style:style style:name="P5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  <style:text-properties fo:color="#808080"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color="#000000" style:text-line-through-style="none"/>
    </style:style>
    <style:style style:name="P10" style:family="paragraph" style:parent-style-name="Standard" style:list-style-name="L2"/>
    <style:style style:name="P11" style:family="paragraph" style:parent-style-name="Standard" style:list-style-name="LS27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12" style:family="paragraph" style:parent-style-name="Standard" style:list-style-name="LS29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13" style:family="paragraph" style:parent-style-name="Standard" style:list-style-name="LS30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14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  <style:text-properties fo:font-size="10pt" style:font-size-asian="10pt" style:font-size-complex="10pt"/>
    </style:style>
    <style:style style:name="P15" style:family="paragraph" style:parent-style-name="Standard" style:list-style-name="LS27">
      <style:paragraph-properties fo:margin-top="0mm" fo:margin-bottom="0mm" fo:break-before="auto" fo:break-after="auto" style:writing-mode="lr-tb"/>
    </style:style>
    <style:style style:name="P16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T1" style:family="text">
      <style:text-properties style:text-line-through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text-line-through-style="solid"/>
    </style:style>
    <style:style style:name="T5" style:family="text">
      <style:text-properties fo:color="#ff0000" style:text-line-through-style="solid" fo:font-weight="bold" style:font-weight-asian="bold" style:font-weight-complex="bold"/>
    </style:style>
    <style:style style:name="T6" style:family="text">
      <style:text-properties fo:color="#ff0000" style:text-line-through-style="solid" fo:font-size="10pt" style:font-size-asian="10pt" style:font-size-complex="10pt"/>
    </style:style>
    <style:style style:name="T7" style:family="text">
      <style:text-properties fo:color="#ff0000" style:text-line-through-style="solid" fo:font-size="12pt" style:font-size-asian="12pt" style:font-size-complex="12pt"/>
    </style:style>
    <style:style style:name="T8" style:family="text">
      <style:text-properties fo:color="#ff0000" style:text-line-through-style="none"/>
    </style:style>
    <style:style style:name="T9" style:family="text">
      <style:text-properties fo:color="#00ff00"/>
    </style:style>
    <style:style style:name="T10" style:family="text">
      <style:text-properties fo:color="#00ff00" style:text-line-through-style="none"/>
    </style:style>
    <style:style style:name="T11" style:family="text">
      <style:text-properties fo:color="#00ff00" fo:font-size="12pt" style:font-size-asian="12pt" style:font-size-complex="12pt"/>
    </style:style>
    <style:style style:name="T12" style:family="text">
      <style:text-properties fo:color="#00ff00" fo:font-weight="bold" style:font-weight-asian="bold" style:font-weight-complex="bold"/>
    </style:style>
    <style:style style:name="T13" style:family="text">
      <style:text-properties fo:color="#00ff00" fo:font-size="10pt" style:font-size-asian="10pt" style:font-size-complex="10pt"/>
    </style:style>
    <style:style style:name="T14" style:family="text">
      <style:text-properties fo:color="#00ff00" fo:font-style="italic" style:font-style-asian="italic" style:font-style-complex="italic"/>
    </style:style>
    <style:style style:name="T15" style:family="text">
      <style:text-properties fo:color="#33cc66" style:text-line-through-style="none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b3b3b3"/>
    </style:style>
    <style:style style:name="T18" style:family="text">
      <style:text-properties fo:color="#b3b3b3" fo:font-style="italic" style:font-style-asian="italic" style:font-style-complex="italic"/>
    </style:style>
    <style:style style:name="T19" style:family="text">
      <style:text-properties fo:color="#b3b3b3" fo:font-weight="bold" style:font-weight-asian="bold" style:font-weight-complex="bold"/>
    </style:style>
    <style:style style:name="T20" style:family="text">
      <style:text-properties fo:color="#b3b3b3" fo:font-size="12pt" style:font-size-asian="12pt" style:font-size-complex="12pt"/>
    </style:style>
    <style:style style:name="T21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2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23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24" style:family="text">
      <style:text-properties fo:color="#000000" style:text-line-through-style="none"/>
    </style:style>
    <style:style style:name="T25" style:family="text">
      <style:text-properties fo:color="#000000" style:text-line-through-style="none" fo:font-style="italic" style:font-style-asian="italic" style:font-style-complex="italic"/>
    </style:style>
    <style:style style:name="T26" style:family="text">
      <style:text-properties fo:color="#000000" style:text-line-through-style="solid"/>
    </style:style>
    <style:style style:name="T27" style:family="text">
      <style:text-properties fo:color="#000080"/>
    </style:style>
    <style:style style:name="T28" style:family="text">
      <style:text-properties fo:color="#000080" fo:font-style="italic" style:font-size-asian="12pt" style:font-style-asian="italic" style:font-style-complex="italic"/>
    </style:style>
    <style:style style:name="T29" style:family="text">
      <style:text-properties fo:color="#000080" fo:font-size="12pt" fo:font-style="italic" style:font-size-asian="12pt" style:font-style-asian="italic" style:font-size-complex="12pt" style:font-style-complex="italic"/>
    </style:style>
    <style:style style:name="T30" style:family="text">
      <style:text-properties fo:color="#000080" fo:font-size="12pt" fo:font-style="normal" style:font-size-asian="10.5pt" style:font-style-asian="normal" style:font-size-complex="12pt" style:font-style-complex="normal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004a4a" fo:font-size="14pt" fo:font-style="italic" style:font-size-asian="14pt" style:font-style-asian="italic" style:font-size-complex="14pt" style:font-style-complex="italic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style:text-line-through-style="solid"/>
    </style:style>
    <style:style style:name="T36" style:family="text">
      <style:text-properties style:font-name="Liberation Serif1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ecturi la conținutul cărțuliei ce vor fi integrate în următoarea versiune</text:p>
      <text:p text:style-name="Standard"/>
      <text:p text:style-name="Standard"><text:span text:style-name="T31">Țin să mulțumesc următoarelor persoane pentru contribuția avută la îmbunătătirea materialului prin această erată : </text:span><text:span text:style-name="T32">Andrei RĂDAC</text:span> <text:span text:style-name="T31">. Ele vor fi recunoscute și în secțiunea de “Mulțumiri” a cărțuliei de îndată ce o nouă versiune va fi emisă, iar modificările integrate în conținutul principal.</text:span></text:p>
      <text:p text:style-name="Standard"/>
      <text:p text:style-name="Standard">Convenții utilizate în acest document :</text:p>
      <text:list xml:id="list12679343712" text:style-name="L1">
        <text:list-item>
          <text:p text:style-name="P8">Textele <text:span text:style-name="T24">scrise </text:span><text:span text:style-name="T4">așa</text:span><text:span text:style-name="T8"> </text:span><text:span text:style-name="T24">(în </text:span><text:span text:style-name="T8">roșu</text:span><text:span text:style-name="T24"> și </text:span><text:span text:style-name="T26">tăiate</text:span><text:span text:style-name="T24">) semnifică conținut eliminat </text:span><text:span text:style-name="T25">pe când</text:span></text:p>
        </text:list-item>
        <text:list-item>
          <text:p text:style-name="P8"><text:span text:style-name="T24">Informații redate </text:span><text:span text:style-name="T10">așa</text:span><text:span text:style-name="T24"> (utilizând culoarea </text:span><text:span text:style-name="T10">verde</text:span><text:span text:style-name="T24">) arată conținut proaspăt adăugat.</text:span></text:p>
        </text:list-item>
        <text:list-item>
          <text:p text:style-name="P9">Pentru entități non-text (ex. imagini), aceleași culori se vor păstra doar că vor fi încadrate într-un dreptunghi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verde pentru material adăugat</text:p>
          </table:table-cell>
        </table:table-row>
      </table:table>
      <text:list xml:id="list227232456" text:continue-numbering="true" text:style-name="L1">
        <text:list-header>
          <text:p text:style-name="P9">și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roșu pentru entități eliminate.</text:p>
          </table:table-cell>
        </table:table-row>
      </table:table>
      <text:list xml:id="list14638722651" text:style-name="L2">
        <text:list-item>
          <text:p text:style-name="P10"><text:span text:style-name="T22">Pe de altă parte, textul scris </text:span><text:span text:style-name="T29">așa</text:span><text:span text:style-name="T22"> (utilizând o </text:span><text:span text:style-name="T30">culoare</text:span><text:span text:style-name="T22"> albastră și într-un mod </text:span><text:span text:style-name="T23">italic</text:span><text:span text:style-name="T22">) reprezintă o completare a autorului asupra respectivei modificări și nu va fi integrată în conținutul principal. Cel puțin nu direct. Acestea pot fi, spre exemplu, notițe privind intenția de modificare a conținutului unei imagini.</text:span></text:p>
        </text:list-item>
      </text:list>
      <text:p text:style-name="Standard"><text:span text:style-name="T22"/></text:p>
      <text:p text:style-name="P5"><text:span text:style-name="T17">[pagina y, </text:span><text:span text:style-name="T19">adăugare de conținut</text:span><text:span text:style-name="T17">]</text:span></text:p>
      <text:p text:style-name="P5"><text:span text:style-name="T17">[pagina x, </text:span><text:span text:style-name="T19">corectare</text:span><text:span text:style-name="T17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5.98mm" fo:margin-right="0mm" fo:margin-top="0mm" fo:margin-bottom="0mm" fo:text-indent="-5.98mm" style:auto-text-indent="false" text:number-lines="false" text:line-number="0"/>
      <style:text-properties fo:font-size="10pt" style:font-size-asian="10pt" style:font-size-complex="10pt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2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27">
      <text:list-level-style-number text:level="1" text:style-name="List27Level0" style:num-suffix="." style:num-format="1">
        <style:list-level-properties text:space-before="6.35mm" text:min-label-width="6.35mm"/>
      </text:list-level-style-number>
      <text:list-level-style-number text:level="2" text:style-name="List27Level1" style:num-suffix="." style:num-format="a">
        <style:list-level-properties text:space-before="19.05mm" text:min-label-width="6.35mm"/>
      </text:list-level-style-number>
      <text:list-level-style-number text:level="3" text:style-name="List27Level2" style:num-suffix="." style:num-format="i">
        <style:list-level-properties text:min-label-width="38.1mm" text:min-label-distance="3.18mm" fo:text-align="end"/>
      </text:list-level-style-number>
      <text:list-level-style-number text:level="4" text:style-name="List27Level3" style:num-suffix="." style:num-format="1">
        <style:list-level-properties text:space-before="44.45mm" text:min-label-width="6.35mm"/>
      </text:list-level-style-number>
      <text:list-level-style-number text:level="5" text:style-name="List27Level4" style:num-suffix="." style:num-format="a">
        <style:list-level-properties text:space-before="57.15mm" text:min-label-width="6.35mm"/>
      </text:list-level-style-number>
      <text:list-level-style-number text:level="6" text:style-name="List27Level5" style:num-suffix="." style:num-format="i">
        <style:list-level-properties text:min-label-width="76.2mm" text:min-label-distance="3.18mm" fo:text-align="end"/>
      </text:list-level-style-number>
      <text:list-level-style-number text:level="7" text:style-name="List27Level6" style:num-suffix="." style:num-format="1">
        <style:list-level-properties text:space-before="82.55mm" text:min-label-width="6.35mm"/>
      </text:list-level-style-number>
      <text:list-level-style-number text:level="8" text:style-name="List27Level7" style:num-suffix="." style:num-format="a">
        <style:list-level-properties text:space-before="95.25mm" text:min-label-width="6.35mm"/>
      </text:list-level-style-number>
      <text:list-level-style-number text:level="9" text:style-name="List27Level8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ist29Level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ist29Level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ist29Level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ist29Level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ist29Level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ist29Level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ist29Level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ist29Level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ist30Level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ist30Level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ist30Level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ist30Level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ist30Level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ist30Level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ist30Level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ist30Level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DASCALITEI</meta:initial-creator>
    <meta:creation-date>2012-12-15T20:19:49</meta:creation-date>
    <dc:date>2013-01-05T23:01:05</dc:date>
    <dc:creator>Victor ADASCALITEI</dc:creator>
    <meta:editing-duration>PT1H31M27S</meta:editing-duration>
    <meta:editing-cycles>8</meta:editing-cycles>
    <meta:generator>LibreOffice/3.5$Linux_x86 LibreOffice_project/350m1$Build-2</meta:generator>
    <meta:document-statistic meta:table-count="2" meta:image-count="0" meta:object-count="0" meta:page-count="1" meta:paragraph-count="12" meta:word-count="171" meta:character-count="1111" meta:non-whitespace-character-count="956"/>
  </office:meta>
</office:document-meta>
</file>